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05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% Oscillatory Field Simulation with Doppler Effect in Octave</text:p>
      <text:p text:style-name="Standard">% Author: [<text:span text:style-name="T1">Doina Martin</text:span>]</text:p>
      <text:p text:style-name="Standard">% Purpose: Validate Doppler Effect and Energy Redistribution in an Oscillatory Universe Framework</text:p>
      <text:p text:style-name="Standard"/>
      <text:p text:style-name="Standard">clear all; close all; clc;</text:p>
      <text:p text:style-name="Standard"/>
      <text:p text:style-name="Standard">%% Parameters</text:p>
      <text:p text:style-name="Standard">f_source = 2; <text:s text:c="8"/>% Source intrinsic frequency (Hz)</text:p>
      <text:p text:style-name="Standard">v_field = 300; <text:s text:c="7"/>% Speed of oscillation propagation (m/s)</text:p>
      <text:p text:style-name="Standard">v_source = 50; <text:s text:c="7"/>% Source velocity (m/s)</text:p>
      <text:p text:style-name="Standard">v_observer = 30; <text:s text:c="5"/>% Observer velocity (m/s)</text:p>
      <text:p text:style-name="Standard"/>
      <text:p text:style-name="Standard">x = linspace(0, 100, 1000); % Spatial grid</text:p>
      <text:p text:style-name="Standard">t = linspace(0, 20, 1000); <text:s/>% Time grid</text:p>
      <text:p text:style-name="Standard"/>
      <text:p text:style-name="Standard">%% Observed Frequency via Doppler Effect</text:p>
      <text:p text:style-name="Standard">f_observed = f_source * (v_field + v_observer) / (v_field + v_source);</text:p>
      <text:p text:style-name="Standard">disp(['Source Frequency: ', num2str(f_source), ' Hz']);</text:p>
      <text:p text:style-name="Standard">disp(['Observed Frequency with Doppler Effect: ', num2str(f_observed), ' Hz']);</text:p>
      <text:p text:style-name="Standard"/>
      <text:p text:style-name="Standard">%% Create Oscillatory Field Medium</text:p>
      <text:p text:style-name="Standard">[X, T] = meshgrid(x, t); % Space-time grid</text:p>
      <text:p text:style-name="Standard">oscillatory_field = sin(2 * pi * f_source * T - (2 * pi / v_field) * X);</text:p>
      <text:p text:style-name="Standard"/>
      <text:p text:style-name="Standard">%% Doppler-Shifted Oscillation</text:p>
      <text:p text:style-name="Standard">oscillation_source = sin(2 * pi * f_source * (T - X / v_field));</text:p>
      <text:p text:style-name="Standard">oscillation_observed = sin(2 * pi * f_observed * (T - X / v_field));</text:p>
      <text:p text:style-name="Standard"/>
      <text:p text:style-name="Standard">%% Combined Field (Including Energy Redistribution)</text:p>
      <text:p text:style-name="Standard">field_combined = oscillatory_field + oscillation_source + oscillation_observed;</text:p>
      <text:p text:style-name="Standard"/>
      <text:p text:style-name="Standard">%% Energy Density Redistribution</text:p>
      <text:p text:style-name="Standard">energy_density = (field_combined).^2; % Squared amplitude for energy density</text:p>
      <text:p text:style-name="Standard"/>
      <text:p text:style-name="Standard">%% Intersection Analysis at a Specific Time Slice</text:p>
      <text:p text:style-name="Standard">time_index = 500; % Specific time index for analysis</text:p>
      <text:p text:style-name="Standard">combined_slice = field_combined(time_index, :);</text:p>
      <text:p text:style-name="Standard">energy_slice = energy_density(time_index, :);</text:p>
      <text:p text:style-name="Standard"/>
      <text:p text:style-name="Standard">% Identify Intersection Points</text:p>
      <text:p text:style-name="Standard">intersection_points = abs(combined_slice - energy_slice) &lt; 0.05;</text:p>
      <text:p text:style-name="Standard">intersection_x = x(intersection_points);</text:p>
      <text:p text:style-name="Standard">intersection_y = combined_slice(intersection_points);</text:p>
      <text:p text:style-name="Standard"/>
      <text:p text:style-name="Standard">%% Visualization</text:p>
      <text:p text:style-name="Standard"/>
      <text:p text:style-name="Standard">% Universal Oscillatory Field</text:p>
      <text:p text:style-name="Standard">figure;</text:p>
      <text:p text:style-name="Standard">subplot(3,1,1);</text:p>
      <text:p text:style-name="Standard"><text:soft-page-break/>imagesc(x, t, oscillatory_field);</text:p>
      <text:p text:style-name="Standard">set(gca, 'YDir', 'normal');</text:p>
      <text:p text:style-name="Standard">xlabel('Distance (m)');</text:p>
      <text:p text:style-name="Standard">ylabel('Time (s)');</text:p>
      <text:p text:style-name="Standard">title('Universal Oscillatory Field');</text:p>
      <text:p text:style-name="Standard">colorbar;</text:p>
      <text:p text:style-name="Standard"/>
      <text:p text:style-name="Standard">% Doppler-Shifted Source Oscillation</text:p>
      <text:p text:style-name="Standard">subplot(3,1,2);</text:p>
      <text:p text:style-name="Standard">imagesc(x, t, oscillation_observed);</text:p>
      <text:p text:style-name="Standard">set(gca, 'YDir', 'normal');</text:p>
      <text:p text:style-name="Standard">xlabel('Distance (m)');</text:p>
      <text:p text:style-name="Standard">ylabel('Time (s)');</text:p>
      <text:p text:style-name="Standard">title('Doppler-Shifted Source Oscillation');</text:p>
      <text:p text:style-name="Standard">colorbar;</text:p>
      <text:p text:style-name="Standard"/>
      <text:p text:style-name="Standard">% Combined Field with Redistribution</text:p>
      <text:p text:style-name="Standard">subplot(3,1,3);</text:p>
      <text:p text:style-name="Standard">imagesc(x, t, field_combined);</text:p>
      <text:p text:style-name="Standard">set(gca, 'YDir', 'normal');</text:p>
      <text:p text:style-name="Standard">xlabel('Distance (m)');</text:p>
      <text:p text:style-name="Standard">ylabel('Time (s)');</text:p>
      <text:p text:style-name="Standard">title('Combined Oscillatory Field with Redistribution');</text:p>
      <text:p text:style-name="Standard">colorbar;</text:p>
      <text:p text:style-name="Standard"/>
      <text:p text:style-name="Standard">%% Energy Density Redistribution Visualization</text:p>
      <text:p text:style-name="Standard">figure;</text:p>
      <text:p text:style-name="Standard">imagesc(x, t, energy_density);</text:p>
      <text:p text:style-name="Standard">set(gca, 'YDir', 'normal');</text:p>
      <text:p text:style-name="Standard">xlabel('Distance (m)');</text:p>
      <text:p text:style-name="Standard">ylabel('Time (s)');</text:p>
      <text:p text:style-name="Standard">title('Energy Density Redistribution Over Time');</text:p>
      <text:p text:style-name="Standard">colorbar;</text:p>
      <text:p text:style-name="Standard"/>
      <text:p text:style-name="Standard">%% Intersection Points at a Specific Time Slice</text:p>
      <text:p text:style-name="Standard">figure;</text:p>
      <text:p text:style-name="Standard">plot(x, combined_slice, 'b', 'LineWidth', 1.5);</text:p>
      <text:p text:style-name="Standard">hold on;</text:p>
      <text:p text:style-name="Standard">plot(x, energy_slice, 'r--', 'LineWidth', 1.5);</text:p>
      <text:p text:style-name="Standard">scatter(intersection_x, intersection_y, 'k', 'filled');</text:p>
      <text:p text:style-name="Standard">xlabel('Distance (m)');</text:p>
      <text:p text:style-name="Standard">ylabel('Amplitude / Energy Density');</text:p>
      <text:p text:style-name="Standard">title('Node Formation and Energy Redistribution at t=5s');</text:p>
      <text:p text:style-name="Standard">legend('Combined Field', 'Energy Density', 'Intersection Points');</text:p>
      <text:p text:style-name="Standard">grid on;</text:p>
      <text:p text:style-name="Standard">hold off;</text:p>
      <text:p text:style-name="Standard"/>
      <text:p text:style-name="Standard">%% Print Intersection Points</text:p>
      <text:p text:style-name="Standard">disp('Intersection Points Detected at Positions (x-coordinates):');</text:p>
      <text:p text:style-name="Standard"><text:soft-page-break/>disp(intersection_x);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19:48:33.865907204</meta:creation-date>
    <dc:date>2025-02-01T18:39:44.682506083</dc:date>
    <meta:editing-duration>PT33M3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82" meta:word-count="384" meta:character-count="3059" meta:non-whitespace-character-count="2730"/>
  </office:meta>
</office:document-meta>
</file>